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Helvetica Neue" svg:font-family="Helvetica Neue"/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 Neue" fo:font-size="12.0pt"/>
    </style:style>
    <style:style style:name="P2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3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 Neue" fo:font-size="12.0pt" fo:color="#000000"/>
    </style:style>
    <style:style style:name="P4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 Neue" fo:font-size="12.0pt" fo:color="#000000" fo:background-color="#ffffff"/>
    </style:style>
    <style:style style:name="T1" style:family="text">
      <style:text-properties style:font-name="Helvetica" fo:color="#000000"/>
    </style:style>
    <style:style style:name="T2" style:family="text">
      <style:text-properties fo:background-color="transparent"/>
    </style:style>
    <style:style style:name="T3" style:family="text">
      <style:text-properties fo:color="#353535" fo:background-color="transparent"/>
    </style:style>
    <style:style style:name="T4" style:family="text">
      <style:text-properties fo:color="#66b132" fo:background-color="transparent"/>
    </style:style>
    <style:style style:name="T5" style:family="text">
      <style:text-properties style:font-name="Menlo" fo:font-size="11.0pt" fo:font-size-asian="11.0pt" fo:font-size-complex="11.0pt"/>
    </style:style>
    <style:style style:name="T6" style:family="text">
      <style:text-properties fo:font-size="11.0pt" fo:font-size-asian="11.0pt" fo:font-size-complex="11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eare progetto con la struttura mane-like :</text:p>
      <text:p text:style-name="P2"/>
      <text:p text:style-name="P3"><text:span text:style-name="T1"><text:tab/></text:span>mvn archetype:generate -DarchetypeArtifactId=maven-archetype-quickstart </text:p>
      <text:p text:style-name="P3"><text:tab/>-DinteractiveMode=true</text:p>
      <text:p text:style-name="P3"/>
      <text:p text:style-name="P4"><text:span text:style-name="T2">Settando</text:span><text:span text:style-name="T3"><text:s/></text:span><text:span text:style-name="T4">-DinteractiveMode=true </text:span><text:span text:style-name="T2">vengono chiesti </text:span><text:span text:style-name="T5">groupId</text:span><text:span text:style-name="T2">, </text:span><text:span text:style-name="T5">artifactId </text:span>e<text:span text:style-name="T6"><text:s/></text:span><text:span text:style-name="T5">version </text:span>in modo dinamico. Il primo parametro definisce anche la struttura dei package dentro src.main e src.test ( es: it.bper.corsi ) e il secondo definisce il nome del progetto ( es: BperCorsi 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